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12a4d9" style:font-size-asian="10.5pt"/>
    </style:style>
    <style:style style:name="P2" style:family="paragraph" style:parent-style-name="Standard">
      <style:paragraph-properties fo:text-align="end" style:justify-single-word="false"/>
      <style:text-properties officeooo:rsid="0012a4d9" officeooo:paragraph-rsid="0012a4d9"/>
    </style:style>
    <style:style style:name="P3" style:family="paragraph" style:parent-style-name="Standard">
      <style:paragraph-properties fo:text-align="start" style:justify-single-word="false"/>
      <style:text-properties officeooo:rsid="0012a4d9" officeooo:paragraph-rsid="0012a4d9"/>
    </style:style>
    <style:style style:name="P4" style:family="paragraph" style:parent-style-name="Standard">
      <style:paragraph-properties fo:text-align="start" style:justify-single-word="false"/>
      <style:text-properties officeooo:rsid="00131b73" officeooo:paragraph-rsid="00131b73"/>
    </style:style>
    <style:style style:name="P5" style:family="paragraph" style:parent-style-name="Standard">
      <style:paragraph-properties fo:text-align="start" style:justify-single-word="false"/>
      <style:text-properties officeooo:rsid="00139060" officeooo:paragraph-rsid="00139060"/>
    </style:style>
    <style:style style:name="P6" style:family="paragraph" style:parent-style-name="Standard">
      <style:paragraph-properties fo:text-align="start" style:justify-single-word="false"/>
      <style:text-properties officeooo:rsid="0013ef39" officeooo:paragraph-rsid="0013ef39"/>
    </style:style>
    <style:style style:name="P7" style:family="paragraph" style:parent-style-name="Standard">
      <style:paragraph-properties fo:text-align="start" style:justify-single-word="false"/>
      <style:text-properties officeooo:rsid="0014e2a0" officeooo:paragraph-rsid="0014e2a0"/>
    </style:style>
    <style:style style:name="P8" style:family="paragraph" style:parent-style-name="Standard">
      <style:paragraph-properties fo:text-align="start" style:justify-single-word="false" fo:break-before="page"/>
      <style:text-properties officeooo:rsid="0012a4d9" officeooo:paragraph-rsid="0012a4d9"/>
    </style:style>
    <style:style style:name="P9" style:family="paragraph" style:parent-style-name="Standard">
      <style:paragraph-properties fo:text-align="start" style:justify-single-word="false" fo:break-before="page"/>
      <style:text-properties officeooo:rsid="00139060" officeooo:paragraph-rsid="00139060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4e2a0" officeooo:paragraph-rsid="0014e2a0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12a4d9" officeooo:paragraph-rsid="0012a4d9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131b73" officeooo:paragraph-rsid="0012a4d9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131b73" officeooo:paragraph-rsid="00131b73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139060" officeooo:paragraph-rsid="00131b73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139060" officeooo:paragraph-rsid="00139060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13ef39" officeooo:paragraph-rsid="0013ef39"/>
    </style:style>
    <style:style style:name="P17" style:family="paragraph" style:parent-style-name="Standard">
      <style:paragraph-properties fo:text-align="start" style:justify-single-word="false"/>
      <style:text-properties style:text-position="0% 100%" style:text-underline-style="none" officeooo:rsid="0014e2a0" officeooo:paragraph-rsid="0014e2a0"/>
    </style:style>
    <style:style style:name="P18" style:family="paragraph" style:parent-style-name="Standard">
      <style:paragraph-properties fo:text-align="start" style:justify-single-word="false"/>
      <style:text-properties style:text-position="0% 100%" style:text-underline-style="none" officeooo:rsid="0015e6fd" officeooo:paragraph-rsid="0014e2a0"/>
    </style:style>
    <style:style style:name="P19" style:family="paragraph" style:parent-style-name="Standard">
      <style:paragraph-properties fo:text-align="start" style:justify-single-word="false"/>
      <style:text-properties style:text-position="0% 100%" style:text-underline-style="none" officeooo:rsid="0015e6fd" officeooo:paragraph-rsid="0015e6fd"/>
    </style:style>
    <style:style style:name="P20" style:family="paragraph" style:parent-style-name="Standard">
      <style:paragraph-properties fo:text-align="end" style:justify-single-word="false" fo:break-before="page"/>
      <style:text-properties style:text-position="0% 100%" officeooo:rsid="00139060" officeooo:paragraph-rsid="00139060"/>
    </style:style>
    <style:style style:name="P21" style:family="paragraph" style:parent-style-name="Standard">
      <style:paragraph-properties fo:text-align="end" style:justify-single-word="false" fo:break-before="page"/>
      <style:text-properties style:text-position="0% 100%" style:text-underline-style="none" officeooo:rsid="0014e2a0" officeooo:paragraph-rsid="0014e2a0"/>
    </style:style>
    <style:style style:name="P22" style:family="paragraph" style:parent-style-name="Standard">
      <style:paragraph-properties fo:text-align="end" style:justify-single-word="false" fo:break-before="page"/>
      <style:text-properties fo:color="#3333ff" style:text-position="0% 100%" officeooo:rsid="0013ef39" officeooo:paragraph-rsid="0013ef39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12a4d9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31b73"/>
    </style:style>
    <style:style style:name="T6" style:family="text">
      <style:text-properties style:text-position="super 58%" style:text-underline-style="none"/>
    </style:style>
    <style:style style:name="T7" style:family="text">
      <style:text-properties style:text-position="super 58%" style:text-underline-style="none" officeooo:rsid="0015e6fd"/>
    </style:style>
    <style:style style:name="T8" style:family="text">
      <style:text-properties style:text-position="super 58%" style:text-underline-style="none" officeooo:rsid="00319922"/>
    </style:style>
    <style:style style:name="T9" style:family="text">
      <style:text-properties style:text-position="super 58%" officeooo:rsid="001719aa"/>
    </style:style>
    <style:style style:name="T10" style:family="text">
      <style:text-properties style:text-position="super 58%" officeooo:rsid="001f92d0"/>
    </style:style>
    <style:style style:name="T11" style:family="text">
      <style:text-properties style:text-position="super 58%" style:text-underline-style="solid" style:text-underline-width="auto" style:text-underline-color="font-color" officeooo:rsid="00287a56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31b73"/>
    </style:style>
    <style:style style:name="T14" style:family="text">
      <style:text-properties style:text-position="0% 100%" officeooo:rsid="00139060"/>
    </style:style>
    <style:style style:name="T15" style:family="text">
      <style:text-properties style:text-position="0% 100%" style:text-underline-style="solid" style:text-underline-width="auto" style:text-underline-color="font-color"/>
    </style:style>
    <style:style style:name="T16" style:family="text">
      <style:text-properties style:text-position="0% 100%" style:text-underline-style="none"/>
    </style:style>
    <style:style style:name="T17" style:family="text">
      <style:text-properties style:text-position="0% 100%" style:text-underline-style="none" officeooo:rsid="0014e2a0"/>
    </style:style>
    <style:style style:name="T18" style:family="text">
      <style:text-properties style:text-position="0% 100%" style:text-underline-style="none" officeooo:rsid="0015e6fd"/>
    </style:style>
    <style:style style:name="T19" style:family="text">
      <style:text-properties style:text-position="0% 100%" style:text-underline-style="none" officeooo:rsid="0029d36a"/>
    </style:style>
    <style:style style:name="T20" style:family="text">
      <style:text-properties style:text-position="0% 100%" style:text-underline-style="none" officeooo:rsid="002a552e"/>
    </style:style>
    <style:style style:name="T21" style:family="text">
      <style:text-properties style:text-position="0% 100%" style:text-underline-style="none" officeooo:rsid="002d4166"/>
    </style:style>
    <style:style style:name="T22" style:family="text">
      <style:text-properties style:text-position="0% 100%" style:text-underline-style="none" officeooo:rsid="002e5487"/>
    </style:style>
    <style:style style:name="T23" style:family="text">
      <style:text-properties style:text-position="0% 100%" style:text-underline-style="none" officeooo:rsid="00319922"/>
    </style:style>
    <style:style style:name="T24" style:family="text">
      <style:text-properties style:text-position="0% 100%" officeooo:rsid="001719aa"/>
    </style:style>
    <style:style style:name="T25" style:family="text">
      <style:text-properties style:text-position="0% 100%" officeooo:rsid="0018b62a"/>
    </style:style>
    <style:style style:name="T26" style:family="text">
      <style:text-properties style:text-position="0% 100%" officeooo:rsid="0018c71d"/>
    </style:style>
    <style:style style:name="T27" style:family="text">
      <style:text-properties style:text-position="0% 100%" officeooo:rsid="00192e54"/>
    </style:style>
    <style:style style:name="T28" style:family="text">
      <style:text-properties style:text-position="0% 100%" officeooo:rsid="001adba2"/>
    </style:style>
    <style:style style:name="T29" style:family="text">
      <style:text-properties style:text-position="0% 100%" officeooo:rsid="001bca4d"/>
    </style:style>
    <style:style style:name="T30" style:family="text">
      <style:text-properties style:text-position="0% 100%" officeooo:rsid="001dc705"/>
    </style:style>
    <style:style style:name="T31" style:family="text">
      <style:text-properties style:text-position="0% 100%" officeooo:rsid="001e386d"/>
    </style:style>
    <style:style style:name="T32" style:family="text">
      <style:text-properties style:text-position="0% 100%" officeooo:rsid="001f92d0"/>
    </style:style>
    <style:style style:name="T33" style:family="text">
      <style:text-properties style:text-position="0% 100%" officeooo:rsid="002266c4"/>
    </style:style>
    <style:style style:name="T34" style:family="text">
      <style:text-properties style:text-position="0% 100%" officeooo:rsid="0023b054"/>
    </style:style>
    <style:style style:name="T35" style:family="text">
      <style:text-properties style:text-position="0% 100%" officeooo:rsid="00265bac"/>
    </style:style>
    <style:style style:name="T36" style:family="text">
      <style:text-properties style:text-position="0% 100%" officeooo:rsid="002753e6"/>
    </style:style>
    <style:style style:name="T37" style:family="text">
      <style:text-properties style:text-position="0% 100%" officeooo:rsid="0028413c"/>
    </style:style>
    <style:style style:name="T38" style:family="text">
      <style:text-properties style:text-position="0% 100%" officeooo:rsid="00287a56"/>
    </style:style>
    <style:style style:name="T39" style:family="text">
      <style:text-properties style:text-position="0% 100%" officeooo:rsid="003607c4"/>
    </style:style>
    <style:style style:name="T40" style:family="text">
      <style:text-properties style:text-position="sub 58%"/>
    </style:style>
    <style:style style:name="T41" style:family="text">
      <style:text-properties style:text-position="sub 58%" officeooo:rsid="00131b73"/>
    </style:style>
    <style:style style:name="T42" style:family="text">
      <style:text-properties fo:color="#3333ff"/>
    </style:style>
    <style:style style:name="T43" style:family="text">
      <style:text-properties fo:color="#3333ff" style:text-position="0% 100%"/>
    </style:style>
    <style:style style:name="T44" style:family="text">
      <style:text-properties fo:color="#3333ff" style:text-position="0% 100%" officeooo:rsid="001719aa"/>
    </style:style>
    <style:style style:name="T45" style:family="text">
      <style:text-properties fo:color="#3333ff" style:text-position="0% 100%" officeooo:rsid="0018b62a"/>
    </style:style>
    <style:style style:name="T46" style:family="text">
      <style:text-properties fo:color="#3333ff" style:text-position="0% 100%" officeooo:rsid="0018c71d"/>
    </style:style>
    <style:style style:name="T47" style:family="text">
      <style:text-properties fo:color="#3333ff" style:text-position="0% 100%" officeooo:rsid="001a5b03"/>
    </style:style>
    <style:style style:name="T48" style:family="text">
      <style:text-properties fo:color="#3333ff" style:text-position="0% 100%" officeooo:rsid="001adba2"/>
    </style:style>
    <style:style style:name="T49" style:family="text">
      <style:text-properties fo:color="#3333ff" style:text-position="0% 100%" officeooo:rsid="001bca4d"/>
    </style:style>
    <style:style style:name="T50" style:family="text">
      <style:text-properties fo:color="#3333ff" style:text-position="0% 100%" officeooo:rsid="00131b73"/>
    </style:style>
    <style:style style:name="T51" style:family="text">
      <style:text-properties fo:color="#3333ff" style:text-position="0% 100%" officeooo:rsid="001dc705"/>
    </style:style>
    <style:style style:name="T52" style:family="text">
      <style:text-properties fo:color="#3333ff" style:text-position="0% 100%" officeooo:rsid="001e386d"/>
    </style:style>
    <style:style style:name="T53" style:family="text">
      <style:text-properties fo:color="#3333ff" style:text-position="0% 100%" officeooo:rsid="00139060"/>
    </style:style>
    <style:style style:name="T54" style:family="text">
      <style:text-properties fo:color="#3333ff" style:text-position="0% 100%" officeooo:rsid="002266c4"/>
    </style:style>
    <style:style style:name="T55" style:family="text">
      <style:text-properties fo:color="#3333ff" style:text-position="0% 100%" officeooo:rsid="00265bac"/>
    </style:style>
    <style:style style:name="T56" style:family="text">
      <style:text-properties fo:color="#3333ff" style:text-position="0% 100%" officeooo:rsid="0026d7f4"/>
    </style:style>
    <style:style style:name="T57" style:family="text">
      <style:text-properties fo:color="#3333ff" style:text-position="0% 100%" officeooo:rsid="002753e6"/>
    </style:style>
    <style:style style:name="T58" style:family="text">
      <style:text-properties fo:color="#3333ff" style:text-position="0% 100%" style:text-underline-style="none"/>
    </style:style>
    <style:style style:name="T59" style:family="text">
      <style:text-properties fo:color="#3333ff" style:text-position="0% 100%" style:text-underline-style="none" officeooo:rsid="002a552e"/>
    </style:style>
    <style:style style:name="T60" style:family="text">
      <style:text-properties fo:color="#3333ff" style:text-position="0% 100%" style:text-underline-style="none" officeooo:rsid="002d4166"/>
    </style:style>
    <style:style style:name="T61" style:family="text">
      <style:text-properties fo:color="#3333ff" style:text-position="0% 100%" style:text-underline-style="none" officeooo:rsid="00319922"/>
    </style:style>
    <style:style style:name="T62" style:family="text">
      <style:text-properties fo:color="#3333ff" style:text-position="super 58%"/>
    </style:style>
    <style:style style:name="T63" style:family="text">
      <style:text-properties fo:color="#3333ff" style:text-position="super 58%" style:text-underline-style="none"/>
    </style:style>
    <style:style style:name="T64" style:family="text">
      <style:text-properties fo:color="#3333ff" officeooo:rsid="001e386d"/>
    </style:style>
    <style:style style:name="T65" style:family="text">
      <style:text-properties fo:color="#3333ff" officeooo:rsid="00211276"/>
    </style:style>
    <style:style style:name="T66" style:family="text">
      <style:text-properties fo:color="#3333ff" officeooo:rsid="002266c4"/>
    </style:style>
    <style:style style:name="T67" style:family="text">
      <style:text-properties fo:color="#3333ff" officeooo:rsid="0024e76a"/>
    </style:style>
    <style:style style:name="T68" style:family="text">
      <style:text-properties fo:color="#3333ff" officeooo:rsid="00257f78"/>
    </style:style>
    <style:style style:name="T69" style:family="text">
      <style:text-properties fo:color="#3333ff" officeooo:rsid="0026d7f4"/>
    </style:style>
    <style:style style:name="T70" style:family="text">
      <style:text-properties fo:color="#3333ff" officeooo:rsid="002b859e"/>
    </style:style>
    <style:style style:name="T71" style:family="text">
      <style:text-properties fo:color="#3333ff" officeooo:rsid="00335b84"/>
    </style:style>
    <style:style style:name="T72" style:family="text">
      <style:text-properties officeooo:rsid="001e386d"/>
    </style:style>
    <style:style style:name="T73" style:family="text">
      <style:text-properties officeooo:rsid="00211276"/>
    </style:style>
    <style:style style:name="T74" style:family="text">
      <style:text-properties officeooo:rsid="002266c4"/>
    </style:style>
    <style:style style:name="T75" style:family="text">
      <style:text-properties officeooo:rsid="0024e76a"/>
    </style:style>
    <style:style style:name="T76" style:family="text">
      <style:text-properties officeooo:rsid="00257f78"/>
    </style:style>
    <style:style style:name="T77" style:family="text">
      <style:text-properties officeooo:rsid="00265bac"/>
    </style:style>
    <style:style style:name="T78" style:family="text">
      <style:text-properties officeooo:rsid="0026d7f4"/>
    </style:style>
    <style:style style:name="T79" style:family="text">
      <style:text-properties officeooo:rsid="002a8931"/>
    </style:style>
    <style:style style:name="T80" style:family="text">
      <style:text-properties officeooo:rsid="002d376d"/>
    </style:style>
    <style:style style:name="T81" style:family="text">
      <style:text-properties officeooo:rsid="002f1b51"/>
    </style:style>
    <style:style style:name="T82" style:family="text">
      <style:text-properties officeooo:rsid="00302c16"/>
    </style:style>
    <style:style style:name="T83" style:family="text">
      <style:text-properties officeooo:rsid="00335b84"/>
    </style:style>
    <style:style style:name="T84" style:family="text">
      <style:text-properties fo:color="#9933ff"/>
    </style:style>
    <style:style style:name="T85" style:family="text">
      <style:text-properties fo:color="#9933ff" officeooo:rsid="00335b84"/>
    </style:style>
    <style:style style:name="T86" style:family="text">
      <style:text-properties fo:color="#9933ff" style:text-position="0% 100%"/>
    </style:style>
    <style:style style:name="T87" style:family="text">
      <style:text-properties fo:color="#9933ff" style:text-position="0% 100%" style:text-underline-style="none"/>
    </style:style>
    <style:style style:name="T88" style:family="text">
      <style:text-properties fo:color="#9933ff" style:text-position="0% 100%" officeooo:rsid="002266c4"/>
    </style:style>
    <style:style style:name="T89" style:family="text">
      <style:text-properties fo:color="#9933ff" style:text-position="0% 100%" officeooo:rsid="00131b73"/>
    </style:style>
    <style:style style:name="T90" style:family="text">
      <style:text-properties fo:color="#9933ff" style:text-position="0% 100%" officeooo:rsid="001dc705"/>
    </style:style>
    <style:style style:name="T91" style:family="text">
      <style:text-properties fo:color="#9933ff" style:text-position="0% 100%" officeooo:rsid="003607c4"/>
    </style:style>
    <style:style style:name="T92" style:family="text">
      <style:text-properties fo:color="#9933ff" officeooo:rsid="002266c4"/>
    </style:style>
    <style:style style:name="T93" style:family="text">
      <style:text-properties fo:color="#9933ff" officeooo:rsid="001e386d"/>
    </style:style>
    <style:style style:name="T94" style:family="text">
      <style:text-properties officeooo:rsid="0034a730"/>
    </style:style>
    <style:style style:name="T95" style:family="text">
      <style:text-properties officeooo:rsid="003607c4"/>
    </style:style>
    <style:style style:name="T96" style:family="text">
      <style:text-properties fo:color="#ff66ff"/>
    </style:style>
    <style:style style:name="T97" style:family="text">
      <style:text-properties fo:color="#ff66ff" style:text-position="super 58%"/>
    </style:style>
    <style:style style:name="T98" style:family="text">
      <style:text-properties fo:color="#ff66ff" style:text-position="0% 100%"/>
    </style:style>
    <style:style style:name="T99" style:family="text">
      <style:text-properties fo:color="#ff66ff" style:text-position="0% 100%"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94</text:p>
      <text:p text:style-name="P3"><text:span text:style-name="T96">1</text:span><text:span text:style-name="T97">er</text:span><text:span text:style-name="T98">.</text:span><text:span text:style-name="T12"><text:line-break/><text:line-break/>Mort de </text:span><text:span text:style-name="T43">Masson</text:span><text:span text:style-name="T12">, du caffé roïal. Il laiss</text:span><text:span text:style-name="T24">e</text:span><text:span text:style-name="T12"><text:line-break/>six filles et un fils.</text:span></text:p>
      <text:p text:style-name="P11"/>
      <text:p text:style-name="P3"><text:span text:style-name="T98">2</text:span><text:span text:style-name="T12"><text:line-break/><text:line-break/></text:span><text:span text:style-name="T24">A</text:span><text:span text:style-name="T12">rrivent à 9 h </text:span><text:span text:style-name="T4">1</text:span><text:span text:style-name="T12">/</text:span><text:span text:style-name="T40">2</text:span><text:span text:style-name="T12"> du matin les 2</text:span><text:span text:style-name="T4">d</text:span><text:span text:style-name="T12">.<text:line-break/></text:span><text:span text:style-name="T24">e</text:span><text:span text:style-name="T12">t 4</text:span><text:span text:style-name="T4">e</text:span><text:span text:style-name="T12">. </text:span><text:span text:style-name="T24">b</text:span><text:span text:style-name="T12">ataillons du regiment du </text:span><text:span text:style-name="T24">r</text:span><text:span text:style-name="T12">oy.<text:line-break/>À midi </text:span><text:span text:style-name="T43">le card</text:span><text:span text:style-name="T62">l</text:span><text:span text:style-name="T43">. </text:span><text:span text:style-name="T44">d</text:span><text:span text:style-name="T43">e Rochechouard</text:span><text:span text:style-name="T12">, </text:span><text:span text:style-name="T43">la<text:line-break/></text:span><text:span text:style-name="T44">d</text:span><text:span text:style-name="T43">uchesse d'</text:span><text:span text:style-name="T44">A</text:span><text:span text:style-name="T43">iguillon</text:span><text:span text:style-name="T12">, </text:span><text:span text:style-name="T43">la </text:span><text:span text:style-name="T44">m</text:span><text:span text:style-name="T43">arquise de<text:line-break/>Valbelle</text:span><text:span text:style-name="T12">, et </text:span><text:span text:style-name="T43">le </text:span><text:span text:style-name="T44">m</text:span><text:span text:style-name="T62">is</text:span><text:span text:style-name="T43">. </text:span><text:span text:style-name="T44">d</text:span><text:span text:style-name="T43">e Bart</text:span><text:span text:style-name="T12">, qui vienn</text:span><text:span text:style-name="T4">t</text:span><text:span text:style-name="T12">.<text:line-break/></text:span><text:span text:style-name="T24">d</text:span><text:span text:style-name="T12">e </text:span><text:span text:style-name="T86">Commercy</text:span><text:span text:style-name="T12"> voir </text:span><text:span text:style-name="T86">Nancy</text:span><text:span text:style-name="T12"> &amp;</text:span><text:span text:style-name="T9">a</text:span><text:span text:style-name="T12">.</text:span></text:p>
      <text:p text:style-name="P11"/>
      <text:p text:style-name="P3"><text:span text:style-name="T98">3</text:span><text:span text:style-name="T12"><text:line-break/><text:line-break/></text:span><text:span text:style-name="T43">M. le </text:span><text:span text:style-name="T45">c</text:span><text:span text:style-name="T43">omte de Guerchy</text:span><text:span text:style-name="T12">, </text:span><text:span text:style-name="T25">c</text:span><text:span text:style-name="T12">olonel du reg</text:span><text:span text:style-name="T4">t</text:span><text:span text:style-name="T12">. du<text:line-break/></text:span><text:span text:style-name="T25">r</text:span><text:span text:style-name="T12">oy arrive à 8 h. du </text:span><text:span text:style-name="T25">s</text:span><text:span text:style-name="T12">oir.</text:span></text:p>
      <text:p text:style-name="P11"/>
      <text:p text:style-name="P3"><text:span text:style-name="T98">4</text:span><text:span text:style-name="T12"><text:line-break/><text:line-break/>Le lendemain il fait la revûë de </text:span><text:span text:style-name="T26">s</text:span><text:span text:style-name="T12">on reg</text:span><text:span text:style-name="T4">t</text:span><text:span text:style-name="T12">.<text:line-break/></text:span><text:span text:style-name="T43">M. </text:span><text:span text:style-name="T46">d</text:span><text:span text:style-name="T43">e </text:span><text:span text:style-name="T47">L</text:span><text:span text:style-name="T43">a Sône</text:span><text:span text:style-name="T12"> 1</text:span><text:span text:style-name="T4">er</text:span><text:span text:style-name="T12">. Medecin de </text:span><text:span text:style-name="T43">la </text:span><text:span text:style-name="T46">r</text:span><text:span text:style-name="T43">eine</text:span><text:span text:style-name="T12"> passe<text:line-break/>venant de </text:span><text:span text:style-name="T86">Lunévil</text:span><text:span text:style-name="T91">l</text:span><text:span text:style-name="T86">e</text:span><text:span text:style-name="T12"> et retournant à </text:span><text:span text:style-name="T86">Commercy</text:span><text:span text:style-name="T12">.<text:line-break/>Je lui ai donné à dîner, à </text:span><text:span text:style-name="T43">M. </text:span><text:span text:style-name="T46">d</text:span><text:span text:style-name="T43">e la Chataigneraye</text:span><text:span text:style-name="T12"><text:line-break/>qui etoit avec lui, et à </text:span><text:span text:style-name="T43">M. Bagard</text:span><text:span text:style-name="T12">. Ils ont<text:line-break/>vû Nancy et sur tout le </text:span><text:span text:style-name="T26">j</text:span><text:span text:style-name="T12">ardin botanique.</text:span></text:p>
      <text:p text:style-name="P3"><text:span text:style-name="T12">On a decidé dans l'assemblée de l'hotel de<text:line-break/>ville que le </text:span><text:span text:style-name="T43">S. Lhuillier</text:span><text:span text:style-name="T12"> </text:span><text:span text:style-name="T27">s</text:span><text:span text:style-name="T12">eroit </text:span><text:span text:style-name="T27">c</text:span><text:span text:style-name="T12">omm</text:span><text:span text:style-name="T4">re</text:span><text:span text:style-name="T12">. </text:span><text:span text:style-name="T27">d</text:span><text:span text:style-name="T12">e </text:span><text:span text:style-name="T27">p</text:span><text:span text:style-name="T12">olice<text:line-break/>adjoint pour la </text:span><text:span text:style-name="T27">p</text:span><text:span text:style-name="T12">ar. N. D. </text:span><text:span text:style-name="T27">e</text:span><text:span text:style-name="T12">t le </text:span><text:span text:style-name="T43">S. </text:span><text:span text:style-name="T48">L</text:span><text:span text:style-name="T43">a Riviere</text:span><text:span text:style-name="T12"><text:line-break/>pour la </text:span><text:span text:style-name="T27">p</text:span><text:span text:style-name="T12">ar. S. Roch.</text:span></text:p>
      <text:p text:style-name="P11"/>
      <text:p text:style-name="P3"><text:span text:style-name="T98">5</text:span><text:span text:style-name="T12"><text:line-break/><text:line-break/>Je pars pour </text:span><text:span text:style-name="T86">Commercy</text:span><text:span text:style-name="T12"> avec </text:span><text:span text:style-name="T43">M. Breton</text:span><text:span text:style-name="T12"><text:line-break/></text:span><text:span text:style-name="T28">c</text:span><text:span text:style-name="T12">on</text:span><text:span text:style-name="T4">er</text:span><text:span text:style-name="T12">. </text:span><text:span text:style-name="T28">p</text:span><text:span text:style-name="T12">our la noblesse et </text:span><text:span text:style-name="T43">Richer</text:span><text:span text:style-name="T12"> tresorier de<text:line-break/>l'hotel de ville. Nous allâmes le soir meme<text:line-break/>à la fontaine roïale, que le </text:span><text:span text:style-name="T28">r</text:span><text:span text:style-name="T12">oi a fort</text:span></text:p>
      <text:p text:style-name="P8"><text:span text:style-name="T12">embellie. </text:span><text:span text:style-name="T43">Girardet</text:span><text:span text:style-name="T12"> l'a peint en perspective<text:line-break/>et le tableau </text:span><text:span text:style-name="T29">s</text:span><text:span text:style-name="T12">era mis demain dans l'apartem</text:span><text:span text:style-name="T4">t</text:span><text:span text:style-name="T12">.<text:line-break/></text:span><text:span text:style-name="T29">d</text:span><text:span text:style-name="T12">e </text:span><text:span text:style-name="T43">la </text:span><text:span text:style-name="T49">r</text:span><text:span text:style-name="T43">eine</text:span><text:span text:style-name="T12">, qui veut en faire aussi le dessin.</text:span></text:p>
      <text:p text:style-name="P11"/>
      <text:p text:style-name="P3"><text:span text:style-name="T98">6</text:span><text:span text:style-name="T12"><text:line-break/><text:line-break/></text:span><text:span text:style-name="T39">A</text:span><text:span text:style-name="T12">près avoir vû </text:span><text:span text:style-name="T43">M. le Chancelier</text:span><text:span text:style-name="T12"> et </text:span><text:span text:style-name="T43">M.<text:line-break/>l'Intendant</text:span><text:span text:style-name="T12">, et les beautés que </text:span><text:span text:style-name="T43">le </text:span><text:span text:style-name="T49">r</text:span><text:span text:style-name="T43">oy</text:span><text:span text:style-name="T12"> a ajouté<text:line-break/>à </text:span><text:span text:style-name="T86">Commercy</text:span><text:span text:style-name="T12">, nous allons voir </text:span><text:span text:style-name="T43">M. le </text:span><text:span text:style-name="T49">d</text:span><text:span text:style-name="T43">uc de<text:line-break/></text:span><text:span text:style-name="T49">F</text:span><text:span text:style-name="T43">leury</text:span><text:span text:style-name="T12">, qui a causé longtems avec nous. Nous<text:line-break/>l'avons prié de se laisser peindre, pour avoir<text:line-break/>son portrait à l'hotel de ville ; de permettre<text:line-break/>qu'on lui envoye quelque liqueurs de </text:span><text:span text:style-name="T86">Lunéville</text:span><text:span text:style-name="T12"> ;<text:line-break/></text:span><text:span text:style-name="T13">on a donné à </text:span><text:span text:style-name="T50">M. Louis</text:span><text:span text:style-name="T13"> </text:span><text:span text:style-name="T29">s</text:span><text:span text:style-name="T13">on secretaire, au<text:line-break/>lieu de liqueurs 6 louis, au </text:span><text:span text:style-name="T30">v</text:span><text:span text:style-name="T13">alet de </text:span><text:span text:style-name="T30">c</text:span><text:span text:style-name="T13">hambre<text:line-break/>2. aux laquais 1. Nous avons ensuite vû<text:line-break/></text:span><text:span text:style-name="T51">l</text:span><text:span text:style-name="T50">e </text:span><text:span text:style-name="T51">r</text:span><text:span text:style-name="T50">oy</text:span><text:span text:style-name="T13">. Il vouloit me presenter à </text:span><text:span text:style-name="T50">la </text:span><text:span text:style-name="T51">r</text:span><text:span text:style-name="T50">eine</text:span><text:span text:style-name="T13">,<text:line-break/>ce qui n'a pû se faire faute de tems,<text:line-break/>parce que </text:span><text:span text:style-name="T50">la </text:span><text:span text:style-name="T51">r</text:span><text:span text:style-name="T50">eine</text:span><text:span text:style-name="T13"> s'est arrêtée beaucoup<text:line-break/></text:span><text:span text:style-name="T89">aux </text:span><text:span text:style-name="T90">U</text:span><text:span text:style-name="T89">rsulines</text:span><text:span text:style-name="T13">, où </text:span><text:span text:style-name="T50">le </text:span><text:span text:style-name="T51">r</text:span><text:span text:style-name="T50">oi</text:span><text:span text:style-name="T13"> et elle avoient<text:line-break/>entendu la messe. Repartis a 2 h </text:span><text:span text:style-name="T5">1</text:span><text:span text:style-name="T13">/</text:span><text:span text:style-name="T41">2</text:span><text:span text:style-name="T13">. ap.<text:line-break/></text:span><text:span text:style-name="T30">m</text:span><text:span text:style-name="T13">idi et arrivés à </text:span><text:span text:style-name="T89">Nancy</text:span><text:span text:style-name="T13"> à 8.</text:span></text:p>
      <text:p text:style-name="P12"/>
      <text:p text:style-name="P13"><text:span text:style-name="T96">7</text:span><text:line-break/><text:line-break/>J'ai vû <text:span text:style-name="T42">M. </text:span><text:span text:style-name="T64">l</text:span><text:span text:style-name="T42">e </text:span><text:span text:style-name="T64">c</text:span><text:span text:style-name="T42">omte de Guerchi</text:span> logé chès<text:line-break/><text:span text:style-name="T42">M. de Croismare</text:span>. Il va lundi 9 à<text:line-break/><text:span text:style-name="T84">Commercy</text:span>, et en partira le meme jour pour<text:line-break/><text:span text:style-name="T84">Versailles</text:span>, etant pressé de retourner en <text:span text:style-name="T93">A</text:span><text:span text:style-name="T84">ngleterre</text:span>.</text:p>
      <text:p text:style-name="P4"><text:span text:style-name="T43">Les S</text:span><text:span text:style-name="T62">rs</text:span><text:span text:style-name="T43">. Lhuillier</text:span><text:span text:style-name="T12"> et </text:span><text:span text:style-name="T52">L</text:span><text:span text:style-name="T43">a Riviere</text:span><text:span text:style-name="T12"> ont preté<text:line-break/>serment en qualité de </text:span><text:span text:style-name="T31">c</text:span><text:span text:style-name="T12">ommissaires de </text:span><text:span text:style-name="T31">p</text:span><text:span text:style-name="T12">olice<text:line-break/>adjoints.</text:span></text:p>
      <text:p text:style-name="P4"><text:span text:style-name="T43">M. le </text:span><text:span text:style-name="T52">c</text:span><text:span text:style-name="T43">omte de Stainville</text:span><text:span text:style-name="T12"> arrive de </text:span><text:span text:style-name="T86">Metz</text:span><text:span text:style-name="T12"> à<text:line-break/>3 h </text:span><text:span text:style-name="T4">1</text:span><text:span text:style-name="T12">/</text:span><text:span text:style-name="T40">2</text:span><text:span text:style-name="T12"> ap. midi</text:span></text:p>
      <text:p text:style-name="P20">95</text:p>
      <text:p text:style-name="P4"><text:span text:style-name="T98">7</text:span><text:span text:style-name="T12"><text:line-break/><text:line-break/>Je reçois à dix heures du </text:span><text:span text:style-name="T31">s</text:span><text:span text:style-name="T12">oir, par </text:span><text:span text:style-name="T43">M. de<text:line-break/>Lenoncourt</text:span><text:span text:style-name="T12"> une lett</text:span><text:span text:style-name="T14">re de </text:span><text:span text:style-name="T53">M. le Chancelier</text:span><text:span text:style-name="T14">,<text:line-break/>portant que </text:span><text:span text:style-name="T53">le </text:span><text:span text:style-name="T52">r</text:span><text:span text:style-name="T53">oy</text:span><text:span text:style-name="T14"> a permis à </text:span><text:span text:style-name="T53">M. le </text:span><text:span text:style-name="T52">c</text:span><text:span text:style-name="T53">ardinal<text:line-break/>de Rochouart</text:span><text:span text:style-name="T14"> de faire imp. les pièces jointes, qui sont une<text:line-break/>lettre circulaire de l'assemblée generale du<text:line-break/>clergé de </text:span><text:span text:style-name="T32">F</text:span><text:span text:style-name="T14">rance, et les actes de l'assemblée<text:line-break/>de 1765 sur la religion &amp;</text:span><text:span text:style-name="T10">a</text:span><text:span text:style-name="T14">. </text:span><text:span text:style-name="T32">L</text:span><text:span text:style-name="T14">es piéces ont<text:line-break/>été foudroyées par le Parl. </text:span><text:span text:style-name="T32">d</text:span><text:span text:style-name="T14">e Par.</text:span></text:p>
      <text:p text:style-name="P14"/>
      <text:p text:style-name="P15"><text:span text:style-name="T96">8</text:span><text:line-break/><text:line-break/>Je conviens avec <text:span text:style-name="T42">Lefevre</text:span> qu'il en tirera<text:line-break/>2000 exemplaires, memes caracteres et format.</text:p>
      <text:p text:style-name="P15"><text:span text:style-name="T42">Le </text:span><text:span text:style-name="T65">c</text:span><text:span text:style-name="T42">omte de Stainville</text:span> part à 5 h. du mat.<text:line-break/><text:span text:style-name="T73">p</text:span>our <text:span text:style-name="T84">Commercy</text:span>.</text:p>
      <text:p text:style-name="P15"/>
      <text:p text:style-name="P15"><text:span text:style-name="T96">9</text:span><text:line-break/><text:line-break/><text:span text:style-name="T42">M. le </text:span><text:span text:style-name="T66">c</text:span><text:span text:style-name="T42">omte de Guerchi</text:span> part pour <text:span text:style-name="T84">Paris</text:span> le<text:line-break/>matin passant par <text:span text:style-name="T84">Commercy</text:span>.</text:p>
      <text:p text:style-name="P15"><text:span text:style-name="T42">M. le Comte de Stainville</text:span> arrivé de <text:span text:style-name="T84">Commercy</text:span><text:line-break/>le Soir.</text:p>
      <text:p text:style-name="P15"/>
      <text:p text:style-name="P15"><text:span text:style-name="T96">10</text:span><text:line-break/><text:line-break/><text:span text:style-name="T42">La </text:span><text:span text:style-name="T66">r</text:span><text:span text:style-name="T42">eine de </text:span><text:span text:style-name="T66">F</text:span><text:span text:style-name="T42">rance</text:span> a quitté le <text:span text:style-name="T74">s</text:span>éjour de<text:line-break/><text:span text:style-name="T84">Commercy</text:span> qu'elle trouve charmant, vers<text:line-break/>neuf heures du matin. Les pleurs qu'<text:span text:style-name="T74">e</text:span>lle<text:line-break/>a versé en allant à sa voiture en ont fait<text:line-break/>répandre à tout le monde. La <text:span text:style-name="T74">s</text:span>céne s'est<text:line-break/>renouvellée à <text:span text:style-name="T84">S. </text:span><text:span text:style-name="T92">A</text:span><text:span text:style-name="T84">ubin</text:span>, dans le bâtiment<text:line-break/>neuf de <text:span text:style-name="T42">Schmidt</text:span>, où <text:span text:style-name="T42">le </text:span><text:span text:style-name="T66">r</text:span><text:span text:style-name="T42">oy de P.</text:span> etoit allé<text:line-break/>attendre <text:span text:style-name="T42">la </text:span><text:span text:style-name="T66">r</text:span><text:span text:style-name="T42">eine </text:span><text:span text:style-name="T66">s</text:span><text:span text:style-name="T42">a fille</text:span> ; et c'est là que<text:line-break/><text:span text:style-name="T74">s</text:span>'est faite la <text:span text:style-name="T74">s</text:span>éparation la plus touchante.</text:p>
      <text:p text:style-name="P5"><text:span text:style-name="T43">Le </text:span><text:span text:style-name="T54">c</text:span><text:span text:style-name="T43">omte de Stainville</text:span><text:span text:style-name="T12"> va de </text:span><text:span text:style-name="T88">N</text:span><text:span text:style-name="T86">ancy</text:span><text:span text:style-name="T12"> </text:span><text:span text:style-name="T33">i</text:span><text:span text:style-name="T12">nspecter<text:line-break/>à </text:span><text:span text:style-name="T86">Lunéville</text:span><text:span text:style-name="T12"> le </text:span><text:span text:style-name="T33">r</text:span><text:span text:style-name="T12">eg</text:span><text:span text:style-name="T4">t </text:span><text:span text:style-name="T12">; </text:span><text:span text:style-name="T33">g</text:span><text:span text:style-name="T12">ardes-</text:span><text:span text:style-name="T33">l</text:span><text:span text:style-name="T12">orraines.</text:span></text:p>
      <text:p text:style-name="P9"><text:span text:style-name="T98">11</text:span><text:span text:style-name="T12"><text:line-break/><text:line-break/>Le </text:span><text:span text:style-name="T43">S. Nicolas-Joseph Gormand</text:span><text:span text:style-name="T12">, medecin ord</text:span><text:span text:style-name="T4">re</text:span><text:span text:style-name="T12">.<text:line-break/></text:span><text:span text:style-name="T34">d</text:span><text:span text:style-name="T12">u </text:span><text:span text:style-name="T34">r</text:span><text:span text:style-name="T12">oy, et </text:span><text:span text:style-name="T34">s</text:span><text:span text:style-name="T12">ecretainre du collège roïal des medecins,<text:line-break/>est mort à cinq heures du matin, </text:span><text:span text:style-name="T34">s</text:span><text:span text:style-name="T12">era<text:line-break/>demain inhumé dans l’église du S. Sacrement.<text:line-break/>On pretend qu'il avoit une collection de<text:line-break/>memoires contre tout le monde.</text:span></text:p>
      <text:p text:style-name="P15"/>
      <text:p text:style-name="P15"><text:span text:style-name="T96">12</text:span><text:line-break/><text:line-break/><text:span text:style-name="T42">Le </text:span><text:span text:style-name="T67">r</text:span><text:span text:style-name="T42">oi de Pologne</text:span> arrive de <text:span text:style-name="T84">Commercy</text:span>.<text:line-break/>à <text:span text:style-name="T75">s</text:span>on passage par <text:span text:style-name="T84">Nancy</text:span> les cloches ont sonné<text:line-break/>en volée, et il s'est trouvé beaucoup de peuple<text:line-break/>dans les ruës criant <text:span text:style-name="T75">v</text:span>ive le <text:span text:style-name="T75">r</text:span>oi. <text:span text:style-name="T42">S. M.</text:span> est<text:line-break/>arrivée à la <text:span text:style-name="T84">Malgrange</text:span> un peu avant cinq<text:line-break/>heures après midi.</text:p>
      <text:p text:style-name="P6"><text:span text:style-name="T12">Les reg</text:span><text:span text:style-name="T4">t</text:span><text:span text:style-name="T12">. d'hussards de Nassau arrive aussi,<text:line-break/>et un convoi de bombes pour </text:span><text:span text:style-name="T86">Strasbourg</text:span><text:span text:style-name="T12">.</text:span></text:p>
      <text:p text:style-name="P16"/>
      <text:p text:style-name="P16"><text:span text:style-name="T96">13.</text:span><text:line-break/><text:line-break/><text:span text:style-name="T42">Le </text:span><text:span text:style-name="T68">r</text:span><text:span text:style-name="T42">oi</text:span> vient à 3 h. ap. <text:span text:style-name="T95">m</text:span>idi voir les<text:line-break/>casernes. La naissance du fronton etoit<text:line-break/>posée, et on commençoit la premiere<text:line-break/>assise de pierre de <text:span text:style-name="T76">s</text:span>avonnieres pour le <text:line-break/>timpan.</text:p>
      <text:p text:style-name="P16"/>
      <text:p text:style-name="P6"><text:span text:style-name="T98">14</text:span><text:span text:style-name="T12"><text:line-break/><text:line-break/></text:span><text:span text:style-name="T35">O</text:span><text:span text:style-name="T12">n donne le premier exemplaire de la<text:line-break/>réimpression des actes de l'assemblée generale<text:line-break/>du </text:span><text:span text:style-name="T35">c</text:span><text:span text:style-name="T12">lergé de </text:span><text:span text:style-name="T35">F</text:span><text:span text:style-name="T4">ce</text:span><text:span text:style-name="T12">. </text:span><text:span text:style-name="T35">d</text:span><text:span text:style-name="T12">e 1765 et de la lettre<text:line-break/>circulaire du 27 aout ; </text:span><text:span text:style-name="T43">M. le </text:span><text:span text:style-name="T55">c</text:span><text:span text:style-name="T43">ardina</text:span><text:span text:style-name="T55">l</text:span><text:span text:style-name="T43"><text:line-break/>de Rochouar</text:span><text:span text:style-name="T55">d</text:span><text:span text:style-name="T12"> avoit demandé </text:span><text:span text:style-name="T43">au </text:span><text:span text:style-name="T55">r</text:span><text:span text:style-name="T43">oy</text:span><text:span text:style-name="T12"> de<text:line-break/>faire faire cette réimpression, et </text:span><text:span text:style-name="T55">L</text:span><text:span text:style-name="T43">e Seur</text:span><text:span text:style-name="T12"><text:line-break/>en etoit chargé. Il y en a 500 exemplaires<text:line-break/>pour </text:span><text:span text:style-name="T43">l'éveque de Toul</text:span><text:span text:style-name="T12">. 500 pour </text:span><text:span text:style-name="T43">celui de</text:span></text:p>
      <text:p text:style-name="P22">96</text:p>
      <text:p text:style-name="P16"><text:span text:style-name="T42">Mets</text:span>, et 1000 pour <text:span text:style-name="T42">celui de Verdun</text:span>.</text:p>
      <text:p text:style-name="P16"><text:span text:style-name="T42">L'imprimeur</text:span> en a tiré 500 de plus<text:line-break/>pour <text:span text:style-name="T77">s</text:span>on compte.</text:p>
      <text:p text:style-name="P16"/>
      <text:p text:style-name="P6"><text:span text:style-name="T98">15</text:span><text:span text:style-name="T12"><text:line-break/><text:line-break/></text:span><text:span text:style-name="T43">Le </text:span><text:span text:style-name="T56">r</text:span><text:span text:style-name="T43">oy de P.</text:span><text:span text:style-name="T12"> part de la </text:span><text:span text:style-name="T86">Malgrange</text:span><text:span text:style-name="T12"><text:line-break/>pour </text:span><text:span text:style-name="T86">Luneville</text:span><text:span text:style-name="T12"> à 1 h </text:span><text:span text:style-name="T4">1</text:span><text:span text:style-name="T12">/</text:span><text:span text:style-name="T40">2</text:span><text:span text:style-name="T12"> après midi.</text:span></text:p>
      <text:p text:style-name="P16"><text:span text:style-name="T42">M. le </text:span><text:span text:style-name="T69">c</text:span><text:span text:style-name="T42">omte de Stainville</text:span> à 11 h. du<text:line-break/><text:span text:style-name="T78">s</text:span>oir pour <text:span text:style-name="T84">Paris</text:span>.</text:p>
      <text:p text:style-name="P16"/>
      <text:p text:style-name="P6"><text:span text:style-name="T98">16</text:span><text:span text:style-name="T12"><text:line-break/><text:line-break/>Je suis allé à 9h. </text:span><text:span text:style-name="T36">d</text:span><text:span text:style-name="T12">u matin, avec </text:span><text:span text:style-name="T43">Vannson</text:span><text:span text:style-name="T12">.<text:line-break/></text:span><text:span text:style-name="T36">e</text:span><text:span text:style-name="T12">t </text:span><text:span text:style-name="T57">La</text:span><text:span text:style-name="T43"> Rose</text:span><text:span text:style-name="T12"> </text:span><text:span text:style-name="T36">s</text:span><text:span text:style-name="T12">ergents de ville à </text:span><text:span text:style-name="T36">l'</text:span><text:span text:style-name="T12">imprimerie de<text:line-break/></text:span><text:span text:style-name="T57">M</text:span><text:span text:style-name="T43">arie-</text:span><text:span text:style-name="T57">M</text:span><text:span text:style-name="T43">arthe-Scholastique Baltazard</text:span><text:span text:style-name="T12">, où<text:line-break/>j'ai trouvé 4 ouvriers, occupés à un in 4</text:span><text:span text:style-name="T4">o</text:span><text:span text:style-name="T12">.<text:line-break/>qui etoit déjà à la page 416 et dont la<text:line-break/>Fff etoit </text:span><text:span text:style-name="T37">s</text:span><text:span text:style-name="T12">ous presse. C'est la </text:span><text:span text:style-name="T38">s</text:span><text:span text:style-name="T12">uite de la<text:line-break/>troisieme partie de la </text:span><text:span text:style-name="T15">reponse au livre<text:line-break/>intitulé : extrait des assertions dangereuses<text:line-break/>et pernicieuses en tout genre que les soi-disans<text:line-break/>Jesuites &amp;</text:span><text:span text:style-name="T11">a</text:span><text:span text:style-name="T16"> dont j'ai trouvé plusieurs exempl.<text:line-break/></text:span><text:span text:style-name="T19">d</text:span><text:span text:style-name="T16">ans une chambre derriere. </text:span><text:span text:style-name="T58">La </text:span><text:span text:style-name="T59">D</text:span><text:span text:style-name="T63">lle</text:span><text:span text:style-name="T58">. Baltazar</text:span><text:span text:style-name="T16"><text:line-break/>etoit absente, après l'avoir attendu quelques<text:line-break/>tems je me </text:span><text:span text:style-name="T20">s</text:span><text:span text:style-name="T16">uis retiré avec quelques feuilles<text:line-break/>de l'ouvrage et un feuillet de la copie. Je l'ai<text:line-break/></text:span><text:span text:style-name="T17">fait venir l'après midi vers 4 h. Elle est convenuë<text:line-break/>qu'elle n'avoit ni permission ni privilège pour<text:line-break/>cet ouvrage mais que les jesuites lui avoient<text:line-break/>dit qu'il avoient permission : surquoi j'ai</text:span></text:p>
      <text:p text:style-name="P10"><text:span text:style-name="T16">ordonné de m'aporter les exemplaires de la<text:line-break/>3</text:span><text:span text:style-name="T6">e</text:span><text:span text:style-name="T16">. </text:span><text:span text:style-name="T20">p</text:span><text:span text:style-name="T16">artie, les feuilles de la suitte, et la<text:line-break/>forme qui etoit sur l</text:span><text:span text:style-name="T20">a</text:span><text:span text:style-name="T16"> presse ; ce que la </text:span><text:span text:style-name="T59">D</text:span><text:span text:style-name="T63">lle</text:span><text:span text:style-name="T58">.<text:line-break/>Baltazar</text:span><text:span text:style-name="T16"> a éxécuté elle meme, mais la<text:line-break/>forme </text:span><text:span text:style-name="T20">s</text:span><text:span text:style-name="T16">'est rompuë en sortant de la maison.<text:line-break/>C'est </text:span><text:span text:style-name="T58">le P. </text:span><text:span text:style-name="T59">F</text:span><text:span text:style-name="T58">igean</text:span><text:span text:style-name="T16"> qui corrige les epreuves.</text:span></text:p>
      <text:p text:style-name="P17"/>
      <text:p text:style-name="P17"><text:span text:style-name="T96">17 18</text:span><text:line-break/><text:line-break/>J'en ai rendu compte à <text:span text:style-name="T42">M. le Chancelier</text:span>.<text:line-break/>Les <text:span text:style-name="T79">j</text:span>esuite de leur côté avoient presentés un<text:line-break/>memoire <text:span text:style-name="T42">au </text:span><text:span text:style-name="T70">r</text:span><text:span text:style-name="T42">oy</text:span> à cette occasion, pretendant<text:line-break/>que je savois que <text:span text:style-name="T42">S. M.</text:span> avoit permis l'impression<text:line-break/>de cet ouvrage. Surquoi <text:span text:style-name="T42">M. </text:span><text:span text:style-name="T70">A</text:span><text:span text:style-name="T42">lliot</text:span> m'ecrivoit<text:line-break/>qu'il etoit necessaire que j'allasse à <text:span text:style-name="T84">Lunéville</text:span><text:line-break/>en parler <text:span text:style-name="T42">au </text:span><text:span text:style-name="T70">r</text:span><text:span text:style-name="T42">oy</text:span>.</text:p>
      <text:p text:style-name="P17"/>
      <text:p text:style-name="P17"><text:span text:style-name="T96">19<text:line-break/><text:line-break/></text:span>Mais <text:span text:style-name="T42">M. le Chancelier</text:span> lui aiant fait<text:line-break/><text:span text:style-name="T80">s</text:span>entir le danger de ces <text:span text:style-name="T80">s</text:span>ortes d'ecrits sur<text:line-break/>lesquels les <text:span text:style-name="T80">p</text:span>arlemens ont les yeux ouverts,<text:line-break/>il m'a écrit que <text:span text:style-name="T42">S. M.</text:span> permettoit que l'ouvrage<text:line-break/>dont il <text:span text:style-name="T80">s</text:span>'agit soit achevé.</text:p>
      <text:p text:style-name="P17"/>
      <text:p text:style-name="P7"><text:span text:style-name="T99">20</text:span><text:span text:style-name="T16"><text:line-break/><text:line-break/>En conséquence j'ai envoyé chercher la <text:line-break/></text:span><text:span text:style-name="T60">D</text:span><text:span text:style-name="T63">lle</text:span><text:span text:style-name="T58">. Baltazar</text:span><text:span text:style-name="T16"> et lui ai rendu </text:span><text:span text:style-name="T21">s</text:span><text:span text:style-name="T16">es imprimés<text:line-break/>après avoir pris d'elle la déclaration par<text:line-break/>ecrit qu'elle m'avoit point montré de<text:line-break/>permission. Je </text:span><text:span text:style-name="T21">l</text:span><text:span text:style-name="T16">ui ai reïtéré qu'en pareille<text:line-break/>circonstance je n'en croirois que </text:span><text:span text:style-name="T58">le </text:span><text:span text:style-name="T60">r</text:span><text:span text:style-name="T58">oy</text:span><text:span text:style-name="T16"><text:line-break/>lui meme, ou </text:span><text:span text:style-name="T58">M. le Chancelier</text:span><text:span text:style-name="T16">, tout le<text:line-break/>monde n'etant pas fait pour donner<text:line-break/>à connaître les volontés du </text:span><text:span text:style-name="T22">s</text:span><text:span text:style-name="T16">ouverain.</text:span></text:p>
      <text:p text:style-name="P21">97</text:p>
      <text:p text:style-name="P17"><text:span text:style-name="T96">22</text:span><text:line-break/><text:line-break/><text:span text:style-name="T81">O</text:span>n a publié l'arrêt du 26 <text:span text:style-name="T94">j</text:span>uin et les lettres pat.<text:line-break/>du 15 aout concernant les maitres d'écoles de<text:line-break/><text:span text:style-name="T84">Nancy</text:span>. Et deffenses d'aller dans les vignes <text:span text:style-name="T82">j</text:span>usq.<text:line-break/><text:span text:style-name="T82">l</text:span>a vendange <text:span text:style-name="T82">s</text:span>ans etre accompagné de gardes.</text:p>
      <text:p text:style-name="P17"/>
      <text:p text:style-name="P7"><text:span text:style-name="T99">23</text:span><text:span text:style-name="T16"><text:line-break/><text:line-break/></text:span><text:span text:style-name="T23">O</text:span><text:span text:style-name="T16">n a célébré </text:span><text:span text:style-name="T87">aux Cordelier</text:span><text:span text:style-name="T16"> un </text:span><text:span text:style-name="T23">s</text:span><text:span text:style-name="T16">ervice solennel<text:line-break/>pour l'ame </text:span><text:span text:style-name="T58">du feu </text:span><text:span text:style-name="T61">e</text:span><text:span text:style-name="T58">mpereur </text:span><text:span text:style-name="T61">F</text:span><text:span text:style-name="T58">rançois I</text:span><text:span text:style-name="T16">. Il y est<text:line-break/>venu beaucoup de monde de la </text:span><text:span text:style-name="T23">ca</text:span><text:span text:style-name="T16">mpagne. </text:span><text:span text:style-name="T58">Le<text:line-break/></text:span><text:span text:style-name="T61">m</text:span><text:span text:style-name="T63">is</text:span><text:span text:style-name="T58">. Dèsarmoises</text:span><text:span text:style-name="T16">, et </text:span><text:span text:style-name="T58">le 1</text:span><text:span text:style-name="T63">er</text:span><text:span text:style-name="T58">. President</text:span><text:span text:style-name="T16"> y etoient. Les<text:line-break/></text:span><text:span text:style-name="T23">p</text:span><text:span text:style-name="T16">ermissionaires de l'</text:span><text:span text:style-name="T23">e</text:span><text:span text:style-name="T16">mpereur, plus</text:span><text:span text:style-name="T6">rs</text:span><text:span text:style-name="T16">. </text:span><text:span text:style-name="T23">o</text:span><text:span text:style-name="T16">fficiers lorr.<text:line-break/>au </text:span><text:span text:style-name="T23">s</text:span><text:span text:style-name="T16">ervice imperial &amp;</text:span><text:span text:style-name="T8">a</text:span><text:span text:style-name="T16">. Il y avoit </text:span><text:span text:style-name="T18">une garde<text:line-break/>nombreuse du reg</text:span><text:span text:style-name="T7">t </text:span><text:span text:style-name="T18">; du </text:span><text:span text:style-name="T23">r</text:span><text:span text:style-name="T18">oy, et beaucoup d'officiers.</text:span></text:p>
      <text:p text:style-name="P18"/>
      <text:p text:style-name="P19"><text:span text:style-name="T96">24 26</text:span><text:line-break/><text:line-break/>Je <text:span text:style-name="T83">s</text:span>uis allé à <text:span text:style-name="T84">Neuviller</text:span> avec <text:span text:style-name="T42">M. </text:span><text:span text:style-name="T71">L</text:span><text:span text:style-name="T42">e Changeur</text:span>, pour<text:line-break/>parler de la <text:span text:style-name="T83">p</text:span>épiniere de la <text:span text:style-name="T83">p</text:span>rovince, à former<text:line-break/>aup<text:span text:style-name="T83">r</text:span>ès de <text:span text:style-name="T84">Nancy</text:span>. <text:span text:style-name="T42">M. le Chancelier</text:span> y est venu<text:line-break/>le 26, convenu qu'on enverra un plan et le<text:line-break/>projet d'arrêt à rendre. <text:span text:style-name="T42">M. l'Intendant</text:span> m'a montré<text:line-break/>une lettre de main propre <text:span text:style-name="T42">du </text:span><text:span text:style-name="T71">d</text:span><text:span text:style-name="T42">uc de Choiseul</text:span>,<text:line-break/>touchant le fonds promis pour les <text:span text:style-name="T83">c</text:span>azernes. Revenu l'après midi à <text:span text:style-name="T84">Nancy</text:span>.</text:p>
      <text:p text:style-name="P19"/>
      <text:p text:style-name="P19"><text:span text:style-name="T96">27</text:span><text:line-break/><text:line-break/><text:span text:style-name="T42">Le S. </text:span><text:span text:style-name="T71">H</text:span><text:span text:style-name="T42">uart (dit Desruisseaux de Commercy)</text:span><text:line-break/>repart demain pour <text:span text:style-name="T85">F</text:span><text:span text:style-name="T84">lorence</text:span>, où il est<text:line-break/><text:span text:style-name="T83">t</text:span>resorier des bâtimens. Il avoit avoit aporté<text:line-break/>nombre d'exemplaires d'un in folio qu'il a fait<text:line-break/>imprimer des <text:span text:style-name="T83">p</text:span>ortraits des <text:span text:style-name="T83">d</text:span>ucs et <text:span text:style-name="T83">d</text:span>uchesses<text:line-break/><text:span text:style-name="T84">de Lorraine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12a4d9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12a4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septembre</text:span><text:tab/>1765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16:15:00.925247000</meta:creation-date>
    <dc:date>2016-01-31T12:47:21.339529000</dc:date>
    <meta:editing-duration>PT1H33M30S</meta:editing-duration>
    <meta:editing-cycles>37</meta:editing-cycles>
    <meta:generator>LibreOffice/5.0.4.2$MacOSX_X86_64 LibreOffice_project/2b9802c1994aa0b7dc6079e128979269cf95bc78</meta:generator>
    <meta:document-statistic meta:table-count="0" meta:image-count="0" meta:object-count="0" meta:page-count="7" meta:paragraph-count="42" meta:word-count="1423" meta:character-count="7641" meta:non-whitespace-character-count="6234"/>
  </office:meta>
</office:document-meta>
</file>